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403cm"/>
        </style:tab-stops>
      </style:paragraph-properties>
      <style:text-properties fo:font-size="100pt" style:font-size-asian="100pt" style:font-size-complex="100pt"/>
    </style:style>
    <style:style style:name="P2" style:family="paragraph" style:parent-style-name="Title">
      <style:text-properties fo:font-size="100pt" style:font-size-asian="100pt" style:font-size-complex="100pt"/>
    </style:style>
    <style:style style:name="P3" style:family="paragraph">
      <style:text-properties style:font-name="DejaVu Sans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5" style:family="paragraph">
      <loext:graphic-properties draw:fill="solid" draw:fill-color="#b2b2b2"/>
    </style:style>
    <style:style style:name="P6" style:family="paragraph"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de" fo:country="CH" fo:font-style="normal" fo:text-shadow="none" style:text-underline-style="none" style:text-underline-mode="continuous" style:text-overline-mode="continuous" style:text-line-through-mode="continuous" style:letter-kerning="true" fo:background-color="transparent" style:font-size-asian="10pt" style:language-asian="zh" style:country-asian="CN" style:font-style-asian="norm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0cm" fo:margin-right="0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eeb97"/>
    </style:style>
    <style:style style:name="T2" style:family="text">
      <style:text-properties style:use-window-font-color="true" loext:opacity="0%" style:font-name="DejaVu Sans" fo:font-size="24pt" style:font-name-asian="Noto Serif CJK SC" style:font-size-asian="24pt" style:font-name-complex="Lohit Devanagari1" style:font-size-complex="24pt"/>
    </style:style>
    <style:style style:name="T3" style:family="text">
      <style:text-properties fo:color="#c9211e" loext:opacity="100%" style:font-name="DejaVu Sans" fo:font-size="24pt" style:font-name-asian="Noto Serif CJK SC" style:font-size-asian="24pt" style:font-name-complex="Lohit Devanagari1" style:font-size-complex="24pt"/>
    </style:style>
    <style:style style:name="T4" style:family="text">
      <style:text-properties style:font-name="DejaVu Sans" fo:font-size="24pt" style:font-name-asian="Noto Serif CJK SC" style:font-size-asian="24pt" style:font-name-complex="Lohit Devanagari1" style:font-size-complex="24pt"/>
    </style:style>
    <style:style style:name="T5" style:family="text">
      <style:text-properties style:font-name="DejaVu Sans" fo:font-size="24pt" style:font-size-asian="24pt" style:font-size-complex="24pt"/>
    </style:style>
    <style:style style:name="T6" style:family="text">
      <style:text-properties fo:color="#ff00ff" loext:opacity="100%" style:font-name="DejaVu Sans" fo:font-size="24pt" style:font-name-asian="Noto Serif CJK SC" style:font-size-asian="24pt" style:font-name-complex="Lohit Devanagari1" style:font-size-complex="24pt"/>
    </style:style>
    <style:style style:name="T7" style:family="text">
      <style:text-properties fo:color="#0000ff" loext:opacity="100%" style:font-name="DejaVu Sans" fo:font-size="24pt" style:font-name-asian="Noto Serif CJK SC" style:font-size-asian="24pt" style:font-name-complex="Lohit Devanagari1" style:font-size-complex="24pt"/>
    </style:style>
    <style:style style:name="T8" style:family="text">
      <style:text-properties fo:color="#00ff00" loext:opacity="100%" style:font-name="DejaVu Sans" fo:font-size="24pt" style:font-name-asian="Noto Serif CJK SC" style:font-size-asian="24pt" style:font-name-complex="Lohit Devanagari1" style:font-size-complex="24pt"/>
    </style:style>
    <style:style style:name="T9" style:family="text">
      <style:text-properties style:font-name="DejaVu Sans" fo:font-size="16pt" style:font-size-asian="16pt" style:font-size-complex="16pt"/>
    </style:style>
    <style:style style:name="T10" style:family="text">
      <style:text-properties style:font-name="DejaVu Sans" fo:font-size="18pt" style:font-size-asian="18pt" style:font-size-complex="18pt"/>
    </style:style>
    <style:style style:name="T11" style:family="text">
      <style:text-properties style:font-name="DejaVu Sans" fo:font-size="16pt" style:font-name-asian="Noto Serif CJK SC" style:font-size-asian="16pt" style:font-name-complex="Lohit Devanagari1" style:font-size-complex="16pt"/>
    </style:style>
    <style:style style:name="T12" style:family="text">
      <style:text-properties fo:color="#ff8000" loext:opacity="100%" style:font-name="DejaVu Sans" fo:font-size="16pt" style:font-size-asian="16pt" style:font-size-complex="16pt"/>
    </style:style>
    <style:style style:name="T13" style:family="text">
      <style:text-properties fo:color="#c9211e" loext:opacity="100%" style:font-name="DejaVu Sans" fo:font-size="16pt" style:font-size-asian="16pt" style:font-size-complex="16pt"/>
    </style:style>
    <style:style style:name="T14" style:family="text">
      <style:text-properties style:use-window-font-color="true" loext:opacity="0%" style:font-name="DejaVu Sans" fo:font-size="16pt" style:font-name-asian="Noto Serif CJK SC" style:font-size-asian="16pt" style:font-name-complex="Lohit Devanagari1" style:font-size-complex="1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nux Libertine Mono O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draw:fill="none" draw:fill-color="#ffffff" fo:min-height="4.43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1c1c1c" draw:fill="solid" draw:fill-color="#b2b2b2" draw:textarea-horizontal-align="justify" draw:textarea-vertical-align="middle" draw:auto-grow-height="false" fo:min-height="0.407cm" fo:min-width="1.54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1cm" fo:min-width="65.999cm" loext:decorative="false" style:run-through="foreground" style:wrap="run-through" style:number-wrapped-paragraphs="no-limit" style:vertical-pos="from-top" style:vertical-rel="page-content" style:horizontal-pos="center" style:horizontal-rel="page-content"/>
      <style:paragraph-properties style:writing-mode="lr-tb"/>
    </style:style>
    <style:style style:name="gr4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loext:decorative="false" style:run-through="foreground" style:wrap="run-through" style:number-wrapped-paragraphs="no-limit" style:vertical-pos="bottom" style:vertical-rel="page-content" style:horizontal-pos="center" style:horizontal-rel="pag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orm 2" draw:style-name="gr3" draw:text-style-name="P7" svg:width="66cm" svg:height="1.001cm" draw:transform="rotate (1.5707963267949) translate (15.4994166666667cm 94.9996527777778cm)">
        <text:p text:style-name="P6"><text:span text:style-name="T15">Stripe with 40 WS2812-RGB-LEDs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Form 1" draw:style-name="gr4" draw:text-style-name="P9" svg:width="6.501cm" svg:height="3.001cm" svg:x="13.75cm" svg:y="94.998cm">
        <text:p text:style-name="P8"><text:span text:style-name="T15">Raspberry PI Zero</text:span></text:p>
        <draw:enhanced-geometry svg:viewBox="0 0 21600 21600" draw:type="rectangle" draw:enhanced-path="M 0 0 L 21600 0 21600 21600 0 21600 0 0 Z N"/>
      </draw:custom-shape>
      <text:p text:style-name="P2">APIM Service Dashboard <text:span text:style-name="T1">Monitor</text:span></text:p>
      <text:p text:style-name="P1"><draw:frame text:anchor-type="paragraph" draw:z-index="2" draw:name="Textrahmen 2" draw:style-name="gr1" draw:text-style-name="P4" svg:width="12.343cm" svg:height="4.437cm" svg:x="19.692cm" svg:y="81.052cm"><draw:text-box><text:p text:style-name="P3"><text:span text:style-name="T10">Stat</text:span><text:span text:style-name="T10">us </text:span><text:span text:style-name="T10">Ligh</text:span><text:span text:style-name="T10">t</text:span></text:p><text:p text:style-name="P3"><text:span text:style-name="T9">◌</text:span><text:span text:style-name="T11"> </text:span><text:span text:style-name="T11">white </text:span><text:span text:style-name="T11">pulsi</text:span><text:span text:style-name="T11">ng</text:span><text:span text:style-name="T11"><text:tab/></text:span><text:span text:style-name="T11">→ </text:span><text:span text:style-name="T11">norm</text:span><text:span text:style-name="T11">al </text:span><text:span text:style-name="T11">oper</text:span><text:span text:style-name="T11">ating</text:span></text:p><text:p text:style-name="P3"><text:span text:style-name="T12">● </text:span><text:span text:style-name="T12">oran</text:span><text:span text:style-name="T12">ge</text:span><text:span text:style-name="T13"> </text:span><text:span text:style-name="T14">pulsi</text:span><text:span text:style-name="T14">ng</text:span><text:span text:style-name="T14"><text:tab/></text:span><text:span text:style-name="T14">→ </text:span><text:span text:style-name="T14">conn</text:span><text:span text:style-name="T14">ectivi</text:span><text:span text:style-name="T14">ty </text:span><text:span text:style-name="T14">issue</text:span></text:p><text:p text:style-name="P3"><text:span text:style-name="T13">● </text:span><text:span text:style-name="T13">red </text:span><text:span text:style-name="T14">pulsi</text:span><text:span text:style-name="T14">ng</text:span><text:span text:style-name="T14"><text:tab/></text:span><text:span text:style-name="T14">→ </text:span><text:span text:style-name="T14">error </text:span><text:span text:style-name="T14">statu</text:span><text:span text:style-name="T14">s</text:span></text:p><text:p text:style-name="P3"><text:span text:style-name="T10"/></text:p></draw:text-box></draw:frame><draw:custom-shape text:anchor-type="paragraph" draw:z-index="3" draw:name="Form 3" draw:style-name="gr2" draw:text-style-name="P5" svg:width="1.763cm" svg:height="0.814cm" svg:x="17.434cm" svg:y="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Textrahmen 1" draw:style-name="gr1" draw:text-style-name="P4" svg:width="10.626cm" svg:height="4.437cm" svg:x="19.824cm" svg:y="16.574cm"><draw:text-box><text:p text:style-name="P3"><text:span text:style-name="T10">Overflow Light</text:span></text:p><text:p text:style-name="P3"><text:span text:style-name="T9">◌</text:span><text:span text:style-name="T11"> </text:span><text:span text:style-name="T11">white pulsing</text:span><text:span text:style-name="T11"><text:tab/></text:span><text:span text:style-name="T11">→ </text:span><text:span text:style-name="T11">more open tickets then </text:span><text:span text:style-name="T11">LEDs. The numbers are </text:span><text:span text:style-name="T11">scaled to 100% for </text:span><text:span text:style-name="T11">vizualiztion.</text:span></text:p><text:p text:style-name="P3"><text:span text:style-name="T9"/></text:p></draw:text-box></draw:frame><draw:custom-shape text:anchor-type="paragraph" draw:z-index="5" draw:name="Form 4" draw:style-name="gr2" draw:text-style-name="P5" svg:width="1.763cm" svg:height="0.814cm" svg:x="17.431cm" svg:y="16.4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Textrahmen 3" draw:style-name="gr1" draw:text-style-name="P4" svg:width="12.343cm" svg:height="9.535cm" svg:x="18.417cm" svg:y="44.492cm"><draw:text-box><text:p text:style-name="P3"><text:span text:style-name="T2">APIM Service </text:span><text:span text:style-name="T2">Tickes </text:span></text:p><text:p text:style-name="P3"><text:span text:style-name="T3"/></text:p><text:p text:style-name="P3"><text:span text:style-name="T3">● </text:span><text:span text:style-name="T3">red</text:span><text:span text:style-name="T4"> </text:span><text:span text:style-name="T4"><text:tab/></text:span><text:span text:style-name="T4"><text:tab/></text:span><text:span text:style-name="T4">→ </text:span><text:span text:style-name="T4">o</text:span><text:span text:style-name="T5">pen</text:span></text:p><text:p text:style-name="P3"><text:span text:style-name="T6"/></text:p><text:p text:style-name="P3"><text:span text:style-name="T6">● </text:span><text:span text:style-name="T6">magenta</text:span><text:span text:style-name="T4"> </text:span><text:span text:style-name="T4"><text:tab/></text:span><text:span text:style-name="T4">→ </text:span><text:span text:style-name="T4">processing</text:span></text:p><text:p text:style-name="P3"><text:span text:style-name="T7"/></text:p><text:p text:style-name="P3"><text:span text:style-name="T7">● </text:span><text:span text:style-name="T7">blue</text:span><text:span text:style-name="T3"><text:tab/></text:span><text:span text:style-name="T4"><text:tab/></text:span><text:span text:style-name="T4">→ </text:span><text:span text:style-name="T4">waiting</text:span></text:p><text:p text:style-name="P3"><text:span text:style-name="T8"/></text:p><text:p text:style-name="P3"><text:span text:style-name="T8">● </text:span><text:span text:style-name="T8">green</text:span><text:span text:style-name="T3"><text:tab/></text:span><text:span text:style-name="T3"><text:tab/></text:span><text:span text:style-name="T4">→ </text:span><text:span text:style-name="T4">checking</text:span></text:p><text:p text:style-name="P3"><text:span text:style-name="T9"/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03:22.549951477</meta:creation-date>
    <dc:date>2025-02-17T21:08:41.639155667</dc:date>
    <meta:editing-duration>PT9M3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4" meta:character-count="30" meta:non-whitespace-character-count="27"/>
  </office:meta>
</office:document-meta>
</file>